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1/10/11</text:p>
          </table:table-cell>
        </table:table-row>
        <table:table-row table:style-name="ro2" table:number-rows-repeated="104853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/>
          <table:table-cell office:value-type="string">
            <text:p>Estudar Padrão de Projetos</text:p>
          </table:table-cell>
          <table:table-cell/>
        </table:table-row>
        <table:table-row table:style-name="ro2">
          <table:table-cell/>
          <table:table-cell office:value-type="string">
            <text:p>Escrever revisão bibliografica referente ao Padrão de Projetos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4">
            <text:p>54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4">
            <text:p>54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4">
            <text:p>54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table:formula="of:=[.B99]" office:value-type="float" office:value="41">
            <text:p>41</text:p>
          </table:table-cell>
          <table:table-cell table:style-name="ce16" table:formula="of:=[.C99]" office:value-type="float" office:value="3">
            <text:p>3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1">
            <text:p>41</text:p>
          </table:table-cell>
          <table:table-cell table:style-name="ce16" table:formula="of:=[.C100]" office:value-type="float" office:value="3">
            <text:p>3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1">
            <text:p>41</text:p>
          </table:table-cell>
          <table:table-cell table:style-name="ce16" table:formula="of:=[.C101]" office:value-type="float" office:value="3">
            <text:p>3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table:formula="of:=[.B102]" office:value-type="float" office:value="41">
            <text:p>41</text:p>
          </table:table-cell>
          <table:table-cell table:style-name="ce16" table:formula="of:=[.C102]" office:value-type="float" office:value="3">
            <text:p>3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table:formula="of:=[.B103]" office:value-type="float" office:value="41">
            <text:p>41</text:p>
          </table:table-cell>
          <table:table-cell table:style-name="ce16" table:formula="of:=[.C103]" office:value-type="float" office:value="3">
            <text:p>3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1">
            <text:p>41</text:p>
          </table:table-cell>
          <table:table-cell table:style-name="ce16" table:formula="of:=[.C104]" office:value-type="float" office:value="3">
            <text:p>3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table:formula="of:=[.B105]" office:value-type="float" office:value="41">
            <text:p>41</text:p>
          </table:table-cell>
          <table:table-cell table:style-name="ce16" table:formula="of:=[.C105]" office:value-type="float" office:value="3">
            <text:p>3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41">
            <text:p>41</text:p>
          </table:table-cell>
          <table:table-cell table:style-name="ce16" table:formula="of:=[.C106]" office:value-type="float" office:value="3">
            <text:p>3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41">
            <text:p>41</text:p>
          </table:table-cell>
          <table:table-cell table:style-name="ce16" table:formula="of:=[.C107]" office:value-type="float" office:value="3">
            <text:p>3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41">
            <text:p>41</text:p>
          </table:table-cell>
          <table:table-cell table:style-name="ce16" table:formula="of:=[.C108]" office:value-type="float" office:value="3">
            <text:p>3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41">
            <text:p>41</text:p>
          </table:table-cell>
          <table:table-cell table:style-name="ce16" table:formula="of:=[.C109]" office:value-type="float" office:value="3">
            <text:p>3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41">
            <text:p>41</text:p>
          </table:table-cell>
          <table:table-cell table:style-name="ce16" table:formula="of:=[.C110]" office:value-type="float" office:value="3">
            <text:p>3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41">
            <text:p>41</text:p>
          </table:table-cell>
          <table:table-cell table:style-name="ce16" table:formula="of:=[.C111]" office:value-type="float" office:value="3">
            <text:p>3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41">
            <text:p>41</text:p>
          </table:table-cell>
          <table:table-cell table:style-name="ce16" table:formula="of:=[.C112]" office:value-type="float" office:value="3">
            <text:p>3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table:formula="of:=[.B113]" office:value-type="float" office:value="41">
            <text:p>41</text:p>
          </table:table-cell>
          <table:table-cell table:style-name="ce16" table:formula="of:=[.C113]" office:value-type="float" office:value="3">
            <text:p>3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table:formula="of:=[.B114]" office:value-type="float" office:value="41">
            <text:p>41</text:p>
          </table:table-cell>
          <table:table-cell table:style-name="ce16" table:formula="of:=[.C114]" office:value-type="float" office:value="3">
            <text:p>3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41">
            <text:p>41</text:p>
          </table:table-cell>
          <table:table-cell table:style-name="ce16" table:formula="of:=[.C115]" office:value-type="float" office:value="3">
            <text:p>3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41">
            <text:p>41</text:p>
          </table:table-cell>
          <table:table-cell table:style-name="ce16" table:formula="of:=[.C116]" office:value-type="float" office:value="3">
            <text:p>3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41">
            <text:p>41</text:p>
          </table:table-cell>
          <table:table-cell table:style-name="ce17" table:formula="of:=[.C117]" office:value-type="float" office:value="3">
            <text:p>3</text:p>
          </table:table-cell>
          <table:table-cell table:formula="of:=[.D2]" office:value-type="float" office:value="54">
            <text:p>54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41">
            <text:p>41</text:p>
          </table:table-cell>
          <table:table-cell table:style-name="ce17" table:formula="of:=[.C118]" office:value-type="float" office:value="3">
            <text:p>3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41">
            <text:p>41</text:p>
          </table:table-cell>
          <table:table-cell table:style-name="ce17" table:formula="of:=[.C119]" office:value-type="float" office:value="3">
            <text:p>3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41">
            <text:p>41</text:p>
          </table:table-cell>
          <table:table-cell table:style-name="ce17" table:formula="of:=[.C120]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11:06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10-12T11:06:43</dc:date>
    <dc:creator>Guilherme </dc:creator>
    <meta:editing-duration>PT22H58M19S</meta:editing-duration>
    <meta:editing-cycles>128</meta:editing-cycles>
    <meta:generator>BrOffice/3.3$Linux LibreOffice_project/330m19$Build-301</meta:generator>
    <meta:document-statistic meta:table-count="4" meta:cell-count="6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4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15cm" svg:width="15.316cm" svg:height="5.789cm">
          <chartooo:coordinate-region svg:x="1.488cm" svg:y="1.815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